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10000" table:style-name="ta1">
        <table:shapes>
          <draw:frame draw:z-index="0" draw:name="async vs blocking on number of reads" draw:style-name="gr1" draw:text-style-name="P1" svg:width="6.2976in" svg:height="3.5449in" svg:x="0.3563in" svg:y="2.1445in">
            <draw:object draw:notify-on-update-of-ranges="bench10000.A1:bench10000.A1 bench10000.A2:bench10000.A11 bench10000.B1:bench10000.B1 bench10000.B2:bench10000.B11 bench10000.A1:bench10000.A1 bench10000.A2:bench10000.A11 bench10000.E1:bench10000.E1 bench10000.E2:bench10000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53in" svg:x="6.9882in" svg:y="2.1646in">
            <draw:object draw:notify-on-update-of-ranges="bench10000.A1:bench10000.A1 bench10000.A2:bench10000.A11 bench10000.H1:bench10000.H1 bench10000.H2:bench10000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61in" svg:height="3.5449in" svg:x="0.2697in" svg:y="6.0961in">
            <draw:object draw:notify-on-update-of-ranges="bench10000.A1:bench10000.A1 bench10000.A2:bench10000.A11 bench10000.I1:bench10000.I1 bench10000.I2:bench10000.I11 bench10000.A1:bench10000.A1 bench10000.A2:bench10000.A11 bench10000.J1:bench10000.J1 bench10000.J2:bench10000.J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locking (seconds)</text:p>
          </table:table-cell>
          <table:table-cell office:value-type="string" calcext:value-type="string">
            <text:p>blocking (kernel time)</text:p>
          </table:table-cell>
          <table:table-cell office:value-type="string" calcext:value-type="string">
            <text:p>blocking (user time)</text:p>
          </table:table-cell>
          <table:table-cell office:value-type="string" calcext:value-type="string">
            <text:p>async (seconds)</text:p>
          </table:table-cell>
          <table:table-cell office:value-type="string" calcext:value-type="string">
            <text:p>async (kernel time)</text:p>
          </table:table-cell>
          <table:table-cell office:value-type="string" calcext:value-type="string">
            <text:p>async (user time)</text:p>
          </table:table-cell>
          <table:table-cell office:value-type="string" calcext:value-type="string">
            <text:p>async / blocking</text:p>
          </table:table-cell>
          <table:table-cell office:value-type="string" calcext:value-type="string">
            <text:p>cpu utn (blocking)</text:p>
          </table:table-cell>
          <table:table-cell office:value-type="string" calcext:value-type="string">
            <text:p>cpu utn (async)</text:p>
          </table:table-cell>
          <table:table-cell office:value-type="string" calcext:value-type="string">
            <text:p>blocking / async cpu utilization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8" calcext:value-type="float">
            <text:p>0.88</text:p>
          </table:table-cell>
          <table:table-cell office:value-type="float" office:value="3.19" calcext:value-type="float">
            <text:p>3.19</text:p>
          </table:table-cell>
          <table:table-cell office:value-type="float" office:value="2.44" calcext:value-type="float">
            <text:p>2.44</text:p>
          </table:table-cell>
          <table:table-cell office:value-type="float" office:value="1.38" calcext:value-type="float">
            <text:p>1.38</text:p>
          </table:table-cell>
          <table:table-cell office:value-type="float" office:value="0.97" calcext:value-type="float">
            <text:p>0.97</text:p>
          </table:table-cell>
          <table:table-cell office:value-type="float" office:value="0.41" calcext:value-type="float">
            <text:p>0.41</text:p>
          </table:table-cell>
          <table:table-cell table:formula="of:=[.E2]/[.B2]" office:value-type="float" office:value="1.56818181818182" calcext:value-type="float">
            <text:p>1.57</text:p>
          </table:table-cell>
          <table:table-cell table:formula="of:=([.C2]+[.D2])/[.B2]" office:value-type="float" office:value="6.39772727272727" calcext:value-type="float">
            <text:p>6.40</text:p>
          </table:table-cell>
          <table:table-cell table:formula="of:=([.F2]+[.G2])/[.E2]" office:value-type="float" office:value="1" calcext:value-type="float">
            <text:p>1.00</text:p>
          </table:table-cell>
          <table:table-cell table:formula="of:=[.I2]/[.J2]" office:value-type="float" office:value="6.39772727272727" calcext:value-type="float">
            <text:p>6.4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5" calcext:value-type="float">
            <text:p>1.85</text:p>
          </table:table-cell>
          <table:table-cell office:value-type="float" office:value="6.63" calcext:value-type="float">
            <text:p>6.63</text:p>
          </table:table-cell>
          <table:table-cell office:value-type="float" office:value="4.92" calcext:value-type="float">
            <text:p>4.92</text:p>
          </table:table-cell>
          <table:table-cell office:value-type="float" office:value="2.64" calcext:value-type="float">
            <text:p>2.64</text:p>
          </table:table-cell>
          <table:table-cell office:value-type="float" office:value="1.85" calcext:value-type="float">
            <text:p>1.85</text:p>
          </table:table-cell>
          <table:table-cell office:value-type="float" office:value="0.8" calcext:value-type="float">
            <text:p>0.8</text:p>
          </table:table-cell>
          <table:table-cell table:formula="of:=[.E3]/[.B3]" office:value-type="float" office:value="1.42702702702703" calcext:value-type="float">
            <text:p>1.43</text:p>
          </table:table-cell>
          <table:table-cell table:formula="of:=([.C3]+[.D3])/[.B3]" office:value-type="float" office:value="6.24324324324324" calcext:value-type="float">
            <text:p>6.24</text:p>
          </table:table-cell>
          <table:table-cell table:formula="of:=([.F3]+[.G3])/[.E3]" office:value-type="float" office:value="1.00378787878788" calcext:value-type="float">
            <text:p>1.00</text:p>
          </table:table-cell>
          <table:table-cell table:formula="of:=[.I3]/[.J3]" office:value-type="float" office:value="6.21968383477817" calcext:value-type="float">
            <text:p>6.22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6" calcext:value-type="float">
            <text:p>2.6</text:p>
          </table:table-cell>
          <table:table-cell office:value-type="float" office:value="9.95" calcext:value-type="float">
            <text:p>9.95</text:p>
          </table:table-cell>
          <table:table-cell office:value-type="float" office:value="7.12" calcext:value-type="float">
            <text:p>7.12</text:p>
          </table:table-cell>
          <table:table-cell office:value-type="float" office:value="3.93" calcext:value-type="float">
            <text:p>3.93</text:p>
          </table:table-cell>
          <table:table-cell office:value-type="float" office:value="2.73" calcext:value-type="float">
            <text:p>2.73</text:p>
          </table:table-cell>
          <table:table-cell office:value-type="float" office:value="1.23" calcext:value-type="float">
            <text:p>1.23</text:p>
          </table:table-cell>
          <table:table-cell table:formula="of:=[.E4]/[.B4]" office:value-type="float" office:value="1.51153846153846" calcext:value-type="float">
            <text:p>1.51</text:p>
          </table:table-cell>
          <table:table-cell table:formula="of:=([.C4]+[.D4])/[.B4]" office:value-type="float" office:value="6.56538461538462" calcext:value-type="float">
            <text:p>6.57</text:p>
          </table:table-cell>
          <table:table-cell table:formula="of:=([.F4]+[.G4])/[.E4]" office:value-type="float" office:value="1.00763358778626" calcext:value-type="float">
            <text:p>1.01</text:p>
          </table:table-cell>
          <table:table-cell table:formula="of:=[.I4]/[.J4]" office:value-type="float" office:value="6.51564685314685" calcext:value-type="float">
            <text:p>6.52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82" calcext:value-type="float">
            <text:p>3.82</text:p>
          </table:table-cell>
          <table:table-cell office:value-type="float" office:value="13.9" calcext:value-type="float">
            <text:p>13.9</text:p>
          </table:table-cell>
          <table:table-cell office:value-type="float" office:value="9.62" calcext:value-type="float">
            <text:p>9.62</text:p>
          </table:table-cell>
          <table:table-cell office:value-type="float" office:value="5.49" calcext:value-type="float">
            <text:p>5.49</text:p>
          </table:table-cell>
          <table:table-cell office:value-type="float" office:value="3.97" calcext:value-type="float">
            <text:p>3.97</text:p>
          </table:table-cell>
          <table:table-cell office:value-type="float" office:value="1.54" calcext:value-type="float">
            <text:p>1.54</text:p>
          </table:table-cell>
          <table:table-cell table:formula="of:=[.E5]/[.B5]" office:value-type="float" office:value="1.43717277486911" calcext:value-type="float">
            <text:p>1.44</text:p>
          </table:table-cell>
          <table:table-cell table:formula="of:=([.C5]+[.D5])/[.B5]" office:value-type="float" office:value="6.15706806282723" calcext:value-type="float">
            <text:p>6.16</text:p>
          </table:table-cell>
          <table:table-cell table:formula="of:=([.F5]+[.G5])/[.E5]" office:value-type="float" office:value="1.00364298724954" calcext:value-type="float">
            <text:p>1.00</text:p>
          </table:table-cell>
          <table:table-cell table:formula="of:=[.I5]/[.J5]" office:value-type="float" office:value="6.13471935842495" calcext:value-type="float">
            <text:p>6.13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03" calcext:value-type="float">
            <text:p>5.03</text:p>
          </table:table-cell>
          <table:table-cell office:value-type="float" office:value="18.3" calcext:value-type="float">
            <text:p>18.3</text:p>
          </table:table-cell>
          <table:table-cell office:value-type="float" office:value="10.98" calcext:value-type="float">
            <text:p>10.98</text:p>
          </table:table-cell>
          <table:table-cell office:value-type="float" office:value="6.71" calcext:value-type="float">
            <text:p>6.71</text:p>
          </table:table-cell>
          <table:table-cell office:value-type="float" office:value="4.66" calcext:value-type="float">
            <text:p>4.66</text:p>
          </table:table-cell>
          <table:table-cell office:value-type="float" office:value="2.08" calcext:value-type="float">
            <text:p>2.08</text:p>
          </table:table-cell>
          <table:table-cell table:formula="of:=[.E6]/[.B6]" office:value-type="float" office:value="1.33399602385686" calcext:value-type="float">
            <text:p>1.33</text:p>
          </table:table-cell>
          <table:table-cell table:formula="of:=([.C6]+[.D6])/[.B6]" office:value-type="float" office:value="5.82107355864811" calcext:value-type="float">
            <text:p>5.82</text:p>
          </table:table-cell>
          <table:table-cell table:formula="of:=([.F6]+[.G6])/[.E6]" office:value-type="float" office:value="1.00447093889717" calcext:value-type="float">
            <text:p>1.00</text:p>
          </table:table-cell>
          <table:table-cell table:formula="of:=[.I6]/[.J6]" office:value-type="float" office:value="5.79516373568677" calcext:value-type="float">
            <text:p>5.80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.42" calcext:value-type="float">
            <text:p>6.42</text:p>
          </table:table-cell>
          <table:table-cell office:value-type="float" office:value="23.42" calcext:value-type="float">
            <text:p>23.42</text:p>
          </table:table-cell>
          <table:table-cell office:value-type="float" office:value="14.34" calcext:value-type="float">
            <text:p>14.34</text:p>
          </table:table-cell>
          <table:table-cell office:value-type="float" office:value="9.35" calcext:value-type="float">
            <text:p>9.35</text:p>
          </table:table-cell>
          <table:table-cell office:value-type="float" office:value="6.78" calcext:value-type="float">
            <text:p>6.78</text:p>
          </table:table-cell>
          <table:table-cell office:value-type="float" office:value="2.62" calcext:value-type="float">
            <text:p>2.62</text:p>
          </table:table-cell>
          <table:table-cell table:formula="of:=[.E7]/[.B7]" office:value-type="float" office:value="1.45638629283489" calcext:value-type="float">
            <text:p>1.46</text:p>
          </table:table-cell>
          <table:table-cell table:formula="of:=([.C7]+[.D7])/[.B7]" office:value-type="float" office:value="5.88161993769471" calcext:value-type="float">
            <text:p>5.88</text:p>
          </table:table-cell>
          <table:table-cell table:formula="of:=([.F7]+[.G7])/[.E7]" office:value-type="float" office:value="1.00534759358289" calcext:value-type="float">
            <text:p>1.01</text:p>
          </table:table-cell>
          <table:table-cell table:formula="of:=[.I7]/[.J7]" office:value-type="float" office:value="5.85033472526016" calcext:value-type="float">
            <text:p>5.85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.17" calcext:value-type="float">
            <text:p>6.17</text:p>
          </table:table-cell>
          <table:table-cell office:value-type="float" office:value="22.67" calcext:value-type="float">
            <text:p>22.67</text:p>
          </table:table-cell>
          <table:table-cell office:value-type="float" office:value="17.1" calcext:value-type="float">
            <text:p>17.1</text:p>
          </table:table-cell>
          <table:table-cell office:value-type="float" office:value="9.05" calcext:value-type="float">
            <text:p>9.05</text:p>
          </table:table-cell>
          <table:table-cell office:value-type="float" office:value="6.58" calcext:value-type="float">
            <text:p>6.58</text:p>
          </table:table-cell>
          <table:table-cell office:value-type="float" office:value="2.52" calcext:value-type="float">
            <text:p>2.52</text:p>
          </table:table-cell>
          <table:table-cell table:formula="of:=[.E8]/[.B8]" office:value-type="float" office:value="1.46677471636953" calcext:value-type="float">
            <text:p>1.47</text:p>
          </table:table-cell>
          <table:table-cell table:formula="of:=([.C8]+[.D8])/[.B8]" office:value-type="float" office:value="6.44570502431118" calcext:value-type="float">
            <text:p>6.45</text:p>
          </table:table-cell>
          <table:table-cell table:formula="of:=([.F8]+[.G8])/[.E8]" office:value-type="float" office:value="1.00552486187845" calcext:value-type="float">
            <text:p>1.01</text:p>
          </table:table-cell>
          <table:table-cell table:formula="of:=[.I8]/[.J8]" office:value-type="float" office:value="6.41028906263915" calcext:value-type="float">
            <text:p>6.41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.95" calcext:value-type="float">
            <text:p>6.95</text:p>
          </table:table-cell>
          <table:table-cell office:value-type="float" office:value="25.9" calcext:value-type="float">
            <text:p>25.9</text:p>
          </table:table-cell>
          <table:table-cell office:value-type="float" office:value="19.92" calcext:value-type="float">
            <text:p>19.92</text:p>
          </table:table-cell>
          <table:table-cell office:value-type="float" office:value="13.38" calcext:value-type="float">
            <text:p>13.38</text:p>
          </table:table-cell>
          <table:table-cell office:value-type="float" office:value="9.69" calcext:value-type="float">
            <text:p>9.69</text:p>
          </table:table-cell>
          <table:table-cell office:value-type="float" office:value="3.74" calcext:value-type="float">
            <text:p>3.74</text:p>
          </table:table-cell>
          <table:table-cell table:formula="of:=[.E9]/[.B9]" office:value-type="float" office:value="1.92517985611511" calcext:value-type="float">
            <text:p>1.93</text:p>
          </table:table-cell>
          <table:table-cell table:formula="of:=([.C9]+[.D9])/[.B9]" office:value-type="float" office:value="6.59280575539568" calcext:value-type="float">
            <text:p>6.59</text:p>
          </table:table-cell>
          <table:table-cell table:formula="of:=([.F9]+[.G9])/[.E9]" office:value-type="float" office:value="1.00373692077728" calcext:value-type="float">
            <text:p>1.00</text:p>
          </table:table-cell>
          <table:table-cell table:formula="of:=[.I9]/[.J9]" office:value-type="float" office:value="6.56826068556919" calcext:value-type="float">
            <text:p>6.57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.54" calcext:value-type="float">
            <text:p>8.54</text:p>
          </table:table-cell>
          <table:table-cell office:value-type="float" office:value="30.67" calcext:value-type="float">
            <text:p>30.67</text:p>
          </table:table-cell>
          <table:table-cell office:value-type="float" office:value="21.77" calcext:value-type="float">
            <text:p>21.77</text:p>
          </table:table-cell>
          <table:table-cell office:value-type="float" office:value="12.58" calcext:value-type="float">
            <text:p>12.58</text:p>
          </table:table-cell>
          <table:table-cell office:value-type="float" office:value="8.99" calcext:value-type="float">
            <text:p>8.99</text:p>
          </table:table-cell>
          <table:table-cell office:value-type="float" office:value="3.67" calcext:value-type="float">
            <text:p>3.67</text:p>
          </table:table-cell>
          <table:table-cell table:formula="of:=[.E10]/[.B10]" office:value-type="float" office:value="1.47306791569087" calcext:value-type="float">
            <text:p>1.47</text:p>
          </table:table-cell>
          <table:table-cell table:formula="of:=([.C10]+[.D10])/[.B10]" office:value-type="float" office:value="6.14051522248244" calcext:value-type="float">
            <text:p>6.14</text:p>
          </table:table-cell>
          <table:table-cell table:formula="of:=([.F10]+[.G10])/[.E10]" office:value-type="float" office:value="1.00635930047695" calcext:value-type="float">
            <text:p>1.01</text:p>
          </table:table-cell>
          <table:table-cell table:formula="of:=[.I10]/[.J10]" office:value-type="float" office:value="6.10171259864368" calcext:value-type="float">
            <text:p>6.10</text:p>
          </table:table-cell>
          <table:table-cell table:number-columns-repeated="3"/>
          <table:table-cell office:value-type="string" calcext:value-type="string">
            <text:p>At 100000 we start to get weird errors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.09" calcext:value-type="float">
            <text:p>9.09</text:p>
          </table:table-cell>
          <table:table-cell office:value-type="float" office:value="32.44" calcext:value-type="float">
            <text:p>32.44</text:p>
          </table:table-cell>
          <table:table-cell office:value-type="float" office:value="25.16" calcext:value-type="float">
            <text:p>25.16</text:p>
          </table:table-cell>
          <table:table-cell office:value-type="float" office:value="13.11" calcext:value-type="float">
            <text:p>13.11</text:p>
          </table:table-cell>
          <table:table-cell office:value-type="float" office:value="9.37" calcext:value-type="float">
            <text:p>9.37</text:p>
          </table:table-cell>
          <table:table-cell office:value-type="float" office:value="3.81" calcext:value-type="float">
            <text:p>3.81</text:p>
          </table:table-cell>
          <table:table-cell table:formula="of:=[.E11]/[.B11]" office:value-type="float" office:value="1.44224422442244" calcext:value-type="float">
            <text:p>1.44</text:p>
          </table:table-cell>
          <table:table-cell table:formula="of:=([.C11]+[.D11])/[.B11]" office:value-type="float" office:value="6.33663366336634" calcext:value-type="float">
            <text:p>6.34</text:p>
          </table:table-cell>
          <table:table-cell table:formula="of:=([.F11]+[.G11])/[.E11]" office:value-type="float" office:value="1.00533943554539" calcext:value-type="float">
            <text:p>1.01</text:p>
          </table:table-cell>
          <table:table-cell table:formula="of:=[.I11]/[.J11]" office:value-type="float" office:value="6.30297931158821" calcext:value-type="float">
            <text:p>6.30</text:p>
          </table:table-cell>
          <table:table-cell table:number-columns-repeated="4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2T16:10:20.752534696</dc:date>
    <meta:editing-duration>PT8M37S</meta:editing-duration>
    <meta:editing-cycles>2</meta:editing-cycles>
    <meta:generator>LibreOffice/6.4.3.2$Linux_X86_64 LibreOffice_project/40$Build-2</meta:generator>
    <meta:document-statistic meta:table-count="1" meta:cell-count="1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144cm" svg:y="0.316cm" chart:style-name="ch2">
          <text:p>async vs blocking on number of reads</text:p>
        </chart:title>
        <chart:legend chart:legend-position="end" svg:x="11.769cm" svg:y="3.954cm" style:legend-expansion="high" chart:style-name="ch3"/>
        <chart:plot-area chart:style-name="ch4" table:cell-range-address="bench10000.A1:bench10000.B11 bench10000.E1:bench10000.E11" chart:data-source-has-labels="row" svg:x="0.319cm" svg:y="1.275cm" svg:width="11.131cm" svg:height="7.55cm">
          <chartooo:coordinate-region svg:x="0.755cm" svg:y="1.474cm" svg:width="10.045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bench10000.B2:bench10000.B11" chart:label-cell-address="bench10000.B1:bench10000.B1" chart:class="chart:scatter">
            <chart:domain table:cell-range-address="bench10000.A2:bench10000.A11"/>
            <chart:data-point chart:repeated="10"/>
          </chart:series>
          <chart:series chart:style-name="ch8" chart:values-cell-range-address="bench10000.E2:bench10000.E11" chart:label-cell-address="bench10000.E1:bench10000.E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ocking (seconds)</text:p>
                <draw:g>
                  <svg:desc>bench10000.B1:bench10000.B1</svg:desc>
                </draw:g>
              </table:table-cell>
              <table:table-cell office:value-type="string">
                <text:p>async (seconds)</text:p>
                <draw:g>
                  <svg:desc>bench10000.E1:bench100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ench10000.A2:bench10000.A11</svg:desc>
                </draw:g>
              </table:table-cell>
              <table:table-cell office:value-type="float" office:value="0.88">
                <text:p>0.88</text:p>
                <draw:g>
                  <svg:desc>bench10000.B2:bench10000.B11</svg:desc>
                </draw:g>
              </table:table-cell>
              <table:table-cell office:value-type="float" office:value="1.38">
                <text:p>1.38</text:p>
                <draw:g>
                  <svg:desc>bench10000.E2:bench10000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85">
                <text:p>1.85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2.6">
                <text:p>2.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3.82">
                <text:p>3.82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.03">
                <text:p>5.03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6.42">
                <text:p>6.4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6.17">
                <text:p>6.17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6.95">
                <text:p>6.95</text:p>
              </table:table-cell>
              <table:table-cell office:value-type="float" office:value="13.38">
                <text:p>13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8.54">
                <text:p>8.54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9.09">
                <text:p>9.09</text:p>
              </table:table-cell>
              <table:table-cell office:value-type="float" office:value="13.11">
                <text:p>13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line" chart:style-name="ch1">
        <chart:title svg:x="3.576cm" svg:y="0.316cm" chart:style-name="ch2">
          <text:p>async seems to be consistently 1.5x slower</text:p>
        </chart:title>
        <chart:legend chart:legend-position="end" svg:x="12.138cm" svg:y="4.204cm" style:legend-expansion="high" chart:style-name="ch3"/>
        <chart:plot-area chart:style-name="ch4" table:cell-range-address="bench10000.A1:bench10000.A11 bench10000.H1:bench10000.H11" chart:data-source-has-labels="both" svg:x="0.319cm" svg:y="1.275cm" svg:width="11.5cm" svg:height="7.551cm">
          <chartooo:coordinate-region svg:x="1.231cm" svg:y="1.474cm" svg:width="10.123cm" svg:height="6.705cm"/>
          <chart:axis chart:dimension="x" chart:name="primary-x" chart:style-name="ch5" chartooo:axis-type="auto">
            <chartooo:date-scale/>
            <chart:categories table:cell-range-address="bench10000.A2:bench10000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nch10000.H2:bench10000.H11" chart:label-cell-address="bench10000.H1:bench10000.H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 / blocking</text:p>
                <draw:g>
                  <svg:desc>bench10000.H1:bench10000.H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bench10000.A2:bench10000.A11</svg:desc>
                </draw:g>
              </table:table-cell>
              <table:table-cell office:value-type="float" office:value="1.56818181818182">
                <text:p>1.56818181818182</text:p>
                <draw:g>
                  <svg:desc>bench10000.H2:bench10000.H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2702702702703">
                <text:p>1.4270270270270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51153846153846">
                <text:p>1.5115384615384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43717277486911">
                <text:p>1.4371727748691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33399602385686">
                <text:p>1.33399602385686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45638629283489">
                <text:p>1.4563862928348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46677471636953">
                <text:p>1.466774716369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92517985611511">
                <text:p>1.9251798561151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47306791569087">
                <text:p>1.473067915690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44224422442244">
                <text:p>1.44224422442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3.23cm" svg:y="0.316cm" chart:style-name="ch2">
          <text:p>the reason seems to come from CPU utilization</text:p>
        </chart:title>
        <chart:subtitle svg:x="4.698cm" svg:y="1.275cm" chart:style-name="ch3">
          <text:p>why isn't rt-threaded using my cores?</text:p>
        </chart:subtitle>
        <chart:legend chart:legend-position="end" svg:x="11.924cm" svg:y="3.954cm" style:legend-expansion="high" chart:style-name="ch4"/>
        <chart:plot-area chart:style-name="ch5" table:cell-range-address="bench10000.A1:bench10000.A11 bench10000.I1:bench10000.J11" chart:data-source-has-labels="row" svg:x="0.319cm" svg:y="2.138cm" svg:width="11.286cm" svg:height="6.687cm">
          <chartooo:coordinate-region svg:x="1.231cm" svg:y="2.338cm" svg:width="9.909cm" svg:height="5.8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bench10000.I2:bench10000.I11" chart:label-cell-address="bench10000.I1:bench10000.I1" chart:class="chart:scatter">
            <chart:domain table:cell-range-address="bench10000.A2:bench10000.A11"/>
            <chart:data-point chart:repeated="10"/>
          </chart:series>
          <chart:series chart:style-name="ch10" chart:values-cell-range-address="bench10000.J2:bench10000.J11" chart:label-cell-address="bench10000.J1:bench10000.J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 utn (blocking)</text:p>
                <draw:g>
                  <svg:desc>bench10000.I1:bench10000.I1</svg:desc>
                </draw:g>
              </table:table-cell>
              <table:table-cell office:value-type="string">
                <text:p>cpu utn (async)</text:p>
                <draw:g>
                  <svg:desc>bench10000.J1:bench10000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ench10000.A2:bench10000.A11</svg:desc>
                </draw:g>
              </table:table-cell>
              <table:table-cell office:value-type="float" office:value="6.39772727272727">
                <text:p>6.39772727272727</text:p>
                <draw:g>
                  <svg:desc>bench10000.I2:bench10000.I11</svg:desc>
                </draw:g>
              </table:table-cell>
              <table:table-cell office:value-type="float" office:value="1">
                <text:p>1</text:p>
                <draw:g>
                  <svg:desc>bench10000.J2:bench10000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6.24324324324324">
                <text:p>6.24324324324324</text:p>
              </table:table-cell>
              <table:table-cell office:value-type="float" office:value="1.00378787878788">
                <text:p>1.00378787878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6.56538461538462">
                <text:p>6.56538461538462</text:p>
              </table:table-cell>
              <table:table-cell office:value-type="float" office:value="1.00763358778626">
                <text:p>1.0076335877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6.15706806282723">
                <text:p>6.15706806282723</text:p>
              </table:table-cell>
              <table:table-cell office:value-type="float" office:value="1.00364298724954">
                <text:p>1.00364298724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.82107355864811">
                <text:p>5.82107355864811</text:p>
              </table:table-cell>
              <table:table-cell office:value-type="float" office:value="1.00447093889717">
                <text:p>1.00447093889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5.88161993769471">
                <text:p>5.88161993769471</text:p>
              </table:table-cell>
              <table:table-cell office:value-type="float" office:value="1.00534759358289">
                <text:p>1.00534759358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6.44570502431118">
                <text:p>6.44570502431118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6.59280575539568">
                <text:p>6.59280575539568</text:p>
              </table:table-cell>
              <table:table-cell office:value-type="float" office:value="1.00373692077728">
                <text:p>1.00373692077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6.14051522248244">
                <text:p>6.14051522248244</text:p>
              </table:table-cell>
              <table:table-cell office:value-type="float" office:value="1.00635930047695">
                <text:p>1.00635930047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6.33663366336634">
                <text:p>6.33663366336634</text:p>
              </table:table-cell>
              <table:table-cell office:value-type="float" office:value="1.00533943554539">
                <text:p>1.005339435545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